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60000034AA50BF7DC6A361D7E.png" manifest:media-type="image/png"/>
  <manifest:file-entry manifest:full-path="Pictures/10000201000004B600000348614728752ECE4C66.png" manifest:media-type="image/png"/>
  <manifest:file-entry manifest:full-path="Pictures/100002010000017A0000005B465485906C38F739.png" manifest:media-type="image/png"/>
  <manifest:file-entry manifest:full-path="Pictures/10000201000004D400000309D3B83F3D0569EB7E.png" manifest:media-type="image/png"/>
  <manifest:file-entry manifest:full-path="Pictures/100002010000047200000361379BB1C857A15B61.png" manifest:media-type="image/png"/>
  <manifest:file-entry manifest:full-path="Pictures/100002010000017A0000005BD515CDED45FDFD80.png" manifest:media-type="image/png"/>
  <manifest:file-entry manifest:full-path="Pictures/100002010000017A0000005B5CB70897BC416827.png" manifest:media-type="image/png"/>
  <manifest:file-entry manifest:full-path="Pictures/100190A40000270F00000964A290BFCAAD3D1D8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839in" svg:height="9.9571in" draw:z-index="0"><draw:image xlink:href="Pictures/10000201000004D400000309D3B83F3D0569EB7E.png" xlink:type="simple" xlink:show="embed" xlink:actuate="onLoad"/></draw:frame><draw:frame draw:style-name="fr2" draw:name="Image2" text:anchor-type="paragraph" svg:x="3.3346in" svg:y="8.5346in" svg:width="1.6043in" svg:height="1.2193in" draw:z-index="1"><draw:image xlink:href="Pictures/100002010000047200000361379BB1C857A15B61.png" xlink:type="simple" xlink:show="embed" xlink:actuate="onLoad"/></draw:frame><draw:frame draw:style-name="fr2" draw:name="Image3" text:anchor-type="paragraph" svg:x="5.3535in" svg:y="8.7957in" svg:width="3.9366in" svg:height="0.9465in" draw:z-index="2"><draw:image xlink:href="Pictures/100190A40000270F00000964A290BFCAAD3D1D84.svg" xlink:type="simple" xlink:show="embed" xlink:actuate="onLoad"/><draw:image xlink:href="Pictures/100002010000017A0000005BD515CDED45FDFD80.png" xlink:type="simple" xlink:show="embed" xlink:actuate="onLoad"/><svg:title>SVG drawing</svg:title><svg:desc>This was produced by version 4.2 of GNU libplot, a free library for exporting 2-D vector graphics.</svg:desc></draw:frame></text:p>
      <text:p text:style-name="Standard"/>
      <text:p text:style-name="Standard"/>
      <text:p text:style-name="Standard"><draw:frame draw:style-name="fr2" draw:name="Image6" text:anchor-type="paragraph" svg:x="3.3346in" svg:y="8.9283in" svg:width="1.6043in" svg:height="1.2193in" draw:z-index="5"><draw:image xlink:href="Pictures/100002010000047200000361379BB1C857A15B61.png" xlink:type="simple" xlink:show="embed" xlink:actuate="onLoad"/></draw:frame><draw:frame draw:style-name="fr2" draw:name="Image8" text:anchor-type="paragraph" svg:x="5.3535in" svg:y="9.1898in" svg:width="3.9366in" svg:height="0.9465in" draw:z-index="7"><draw:image xlink:href="Pictures/100190A40000270F00000964A290BFCAAD3D1D84.svg" xlink:type="simple" xlink:show="embed" xlink:actuate="onLoad"/><draw:image xlink:href="Pictures/100002010000017A0000005B465485906C38F739.png" xlink:type="simple" xlink:show="embed" xlink:actuate="onLoad"/><svg:title>SVG drawing</svg:title><svg:desc>This was produced by version 4.2 of GNU libplot, a free library for exporting 2-D vector graphics.</svg:desc></draw:frame><draw:frame draw:style-name="fr3" draw:name="Image4" text:anchor-type="paragraph" svg:y="-0.411in" svg:width="15.7492in" svg:height="10.9693in" draw:z-index="3"><draw:image xlink:href="Pictures/10000201000004B600000348614728752ECE4C66.png" xlink:type="simple" xlink:show="embed" xlink:actuate="onLoad"/></draw:frame><text:soft-page-break/></text:p>
      <text:p text:style-name="P1"><draw:frame draw:style-name="fr2" draw:name="Image7" text:anchor-type="paragraph" svg:x="3.7283in" svg:y="8.5346in" svg:width="1.6043in" svg:height="1.2193in" draw:z-index="6"><draw:image xlink:href="Pictures/100002010000047200000361379BB1C857A15B61.png" xlink:type="simple" xlink:show="embed" xlink:actuate="onLoad"/></draw:frame><draw:frame draw:style-name="fr2" draw:name="Image9" text:anchor-type="paragraph" svg:x="5.7472in" svg:y="8.7957in" svg:width="3.9366in" svg:height="0.9465in" draw:z-index="8"><draw:image xlink:href="Pictures/100190A40000270F00000964A290BFCAAD3D1D84.svg" xlink:type="simple" xlink:show="embed" xlink:actuate="onLoad"/><draw:image xlink:href="Pictures/100002010000017A0000005B5CB70897BC416827.png" xlink:type="simple" xlink:show="embed" xlink:actuate="onLoad"/><svg:title>SVG drawing</svg:title><svg:desc>This was produced by version 4.2 of GNU libplot, a free library for exporting 2-D vector graphics.</svg:desc></draw:frame><draw:frame draw:style-name="fr4" draw:name="Image5" text:anchor-type="paragraph" svg:x="-0.3354in" svg:y="-0.4402in" svg:width="15.6311in" svg:height="11.0602in" draw:z-index="4"><draw:image xlink:href="Pictures/10000000000004A60000034AA50BF7DC6A361D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48:54.468124441</meta:creation-date>
    <dc:date>2017-11-06T16:58:55.943637448</dc:date>
    <meta:editing-duration>PT10M1S</meta:editing-duration>
    <meta:editing-cycles>1</meta:editing-cycles>
    <meta:document-statistic meta:table-count="0" meta:image-count="9" meta:object-count="0" meta:page-count="3" meta:paragraph-count="0" meta:word-count="0" meta:character-count="0" meta:non-whitespace-character-count="0"/>
    <meta:generator>LibreOffice/5.1.6.2$Linux_X86_64 LibreOffice_project/10m0$Build-2</meta:generator>
  </office:meta>
</office:document-meta>
</file>